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a6e2" officeooo:paragraph-rsid="001da6e2"/>
    </style:style>
    <style:style style:name="P2" style:family="paragraph" style:parent-style-name="Standard">
      <style:paragraph-properties fo:text-align="justify" style:justify-single-word="false"/>
      <style:text-properties officeooo:paragraph-rsid="001da6e2"/>
    </style:style>
    <style:style style:name="P3" style:family="paragraph" style:parent-style-name="Standard">
      <style:paragraph-properties fo:text-align="justify" style:justify-single-word="false"/>
      <style:text-properties officeooo:paragraph-rsid="002fde03"/>
    </style:style>
    <style:style style:name="P4" style:family="paragraph" style:parent-style-name="Standard">
      <style:paragraph-properties fo:text-align="justify" style:justify-single-word="false"/>
      <style:text-properties fo:color="#c9211e" officeooo:rsid="0037cd43" officeooo:paragraph-rsid="0037cd43"/>
    </style:style>
    <style:style style:name="P5" style:family="paragraph" style:parent-style-name="Standard">
      <style:paragraph-properties fo:text-align="justify" style:justify-single-word="false"/>
      <style:text-properties officeooo:paragraph-rsid="001da6e2"/>
    </style:style>
    <style:style style:name="P6" style:family="paragraph" style:parent-style-name="Standard">
      <style:paragraph-properties fo:text-align="justify" style:justify-single-word="false"/>
      <style:text-properties officeooo:paragraph-rsid="004fe3f3"/>
    </style:style>
    <style:style style:name="T1" style:family="text">
      <style:text-properties officeooo:rsid="001da6e2"/>
    </style:style>
    <style:style style:name="T2" style:family="text">
      <style:text-properties officeooo:rsid="001f946c"/>
    </style:style>
    <style:style style:name="T3" style:family="text">
      <style:text-properties officeooo:rsid="00216935"/>
    </style:style>
    <style:style style:name="T4" style:family="text">
      <style:text-properties officeooo:rsid="00239c94"/>
    </style:style>
    <style:style style:name="T5" style:family="text">
      <style:text-properties officeooo:rsid="00243dce"/>
    </style:style>
    <style:style style:name="T6" style:family="text">
      <style:text-properties officeooo:rsid="00254f7f"/>
    </style:style>
    <style:style style:name="T7" style:family="text">
      <style:text-properties officeooo:rsid="0025ba3a"/>
    </style:style>
    <style:style style:name="T8" style:family="text">
      <style:text-properties officeooo:rsid="00264261"/>
    </style:style>
    <style:style style:name="T9" style:family="text">
      <style:text-properties officeooo:rsid="002829e6"/>
    </style:style>
    <style:style style:name="T10" style:family="text">
      <style:text-properties officeooo:rsid="0029a441"/>
    </style:style>
    <style:style style:name="T11" style:family="text">
      <style:text-properties officeooo:rsid="002c668b"/>
    </style:style>
    <style:style style:name="T12" style:family="text">
      <style:text-properties officeooo:rsid="002e4fcf"/>
    </style:style>
    <style:style style:name="T13" style:family="text">
      <style:text-properties officeooo:rsid="002fde03"/>
    </style:style>
    <style:style style:name="T14" style:family="text">
      <style:text-properties officeooo:rsid="00312531"/>
    </style:style>
    <style:style style:name="T15" style:family="text">
      <style:text-properties officeooo:rsid="00329a6b"/>
    </style:style>
    <style:style style:name="T16" style:family="text">
      <style:text-properties officeooo:rsid="003446a8"/>
    </style:style>
    <style:style style:name="T17" style:family="text">
      <style:text-properties officeooo:rsid="00353347"/>
    </style:style>
    <style:style style:name="T18" style:family="text">
      <style:text-properties officeooo:rsid="0036ca28"/>
    </style:style>
    <style:style style:name="T19" style:family="text">
      <style:text-properties officeooo:rsid="0038e808"/>
    </style:style>
    <style:style style:name="T20" style:family="text">
      <style:text-properties officeooo:rsid="003b3660"/>
    </style:style>
    <style:style style:name="T21" style:family="text">
      <style:text-properties officeooo:rsid="003b8af1"/>
    </style:style>
    <style:style style:name="T22" style:family="text">
      <style:text-properties officeooo:rsid="003c7231"/>
    </style:style>
    <style:style style:name="T23" style:family="text">
      <style:text-properties officeooo:rsid="003d2636"/>
    </style:style>
    <style:style style:name="T24" style:family="text">
      <style:text-properties officeooo:rsid="003e923d"/>
    </style:style>
    <style:style style:name="T25" style:family="text">
      <style:text-properties officeooo:rsid="00450ae3"/>
    </style:style>
    <style:style style:name="T26" style:family="text">
      <style:text-properties officeooo:rsid="0046ea93"/>
    </style:style>
    <style:style style:name="T27" style:family="text">
      <style:text-properties officeooo:rsid="004789ad"/>
    </style:style>
    <style:style style:name="T28" style:family="text">
      <style:text-properties officeooo:rsid="00486540"/>
    </style:style>
    <style:style style:name="T29" style:family="text">
      <style:text-properties officeooo:rsid="004a53e1"/>
    </style:style>
    <style:style style:name="T30" style:family="text">
      <style:text-properties officeooo:rsid="004c398a"/>
    </style:style>
    <style:style style:name="T31" style:family="text">
      <style:text-properties officeooo:rsid="004dfb67"/>
    </style:style>
    <style:style style:name="T32" style:family="text">
      <style:text-properties officeooo:rsid="004fe3f3"/>
    </style:style>
    <style:style style:name="T33" style:family="text">
      <style:text-properties officeooo:rsid="0050fae9"/>
    </style:style>
    <style:style style:name="T34" style:family="text">
      <style:text-properties officeooo:rsid="005207d3"/>
    </style:style>
    <style:style style:name="T35" style:family="text">
      <style:text-properties officeooo:rsid="0053294b"/>
    </style:style>
    <style:style style:name="T36" style:family="text">
      <style:text-properties officeooo:rsid="00537a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essibilidade em redes de transporte público de cidades de médio porte</text:p>
      <text:p text:style-name="P1"/>
      <text:p text:style-name="P1">Introdução</text:p>
      <text:p text:style-name="P1"/>
      <text:p text:style-name="P4">Começa falando sobre transporte público em geral</text:p>
      <text:p text:style-name="P4"><text:tab/>importância do transporte público</text:p>
      <text:p text:style-name="P4"><text:tab/>problemas do transporte público</text:p>
      <text:p text:style-name="P4">fala sobre acessibilidade <text:span text:style-name="T19">em relação ao transporte</text:span></text:p>
      <text:p text:style-name="P4"><text:tab/>o que a falta dela causa</text:p>
      <text:p text:style-name="P4"><text:tab/>má distribuição da rede</text:p>
      <text:p text:style-name="P1"/>
      <text:p text:style-name="P2"><text:span text:style-name="T1"><text:tab/></text:span><text:span text:style-name="T20">O transporte público é extremamente importante para o desenvolvimento de uma cidade. Ele permite que as pessoas se desloquem rapidamente e com conforto. É indispensável, principalmente, para pessoas de baixa renda que não possuem veículos para ir ao destino e fariam esse percurso totalmente a pé. Mas, infelizmente, muitas cidades </text:span><text:span text:style-name="T21">não possuem um transporte público de qualidade e nem estrutura para comportá-lo. Isso gera </text:span><text:span text:style-name="T22">veículos</text:span><text:span text:style-name="T21"> lotados </text:span><text:span text:style-name="T23">e</text:span><text:span text:style-name="T21"> vazios, </text:span><text:span text:style-name="T22">ausência </text:span><text:span text:style-name="T23">em alguns locais e extrema frequência em um local específico da cidade. </text:span><text:span text:style-name="T24">Nesses cenários, tanto a empresa de transporte, quanto a população são prejudicadas.</text:span></text:p>
      <text:p text:style-name="P2"><text:tab/><text:span text:style-name="T25">A parte mais importante de um transporte público é a disponibilidade de veículos em determinadas áreas da cidade e isso é o conceito principal da acessibilidade. </text:span><text:span text:style-name="T27">Isso mede o quão alcançável é o transporte público para a população, ou seja, o quão fácil/rápido se pode chegar a ele. Q</text:span><text:span text:style-name="T25">uando uma região tem pouca circulação de veículos dizemos que é uma localidade pouco acessível. Isso faz com que as pessoas precisem se deslocar mais usando meios próprios e acabam perdendo tempo nesse processo. O contrário também causa problemas. Quando existe vários veículos em uma área, acaba provocando congestionamentos e o tempo também se perde.</text:span></text:p>
      <text:p text:style-name="P2"><text:tab/><text:span text:style-name="T28">Existe uma dificuldade em executar modificações ao resolver </text:span><text:span text:style-name="T29">problemas de acessibilidade. É difícil prever como a população vai se comportar diante de mudanças nos cronogramas, horários dos veículos e trajetos. Certas mudanças podem tornar inviável a utilização de transporte público </text:span><text:span text:style-name="T30">por conflito de horário (a pessoa pode chegar atrasada ao destino) ou por estar muito longe da parada mais próxima.</text:span></text:p>
      <text:p text:style-name="P2"/>
      <text:p text:style-name="P2"/>
      <text:p text:style-name="P2"/>
      <text:p text:style-name="P6"><text:tab/><text:span text:style-name="T31">O transporte público consegue aglomerar pessoas que potencialmente poderiam utilizar seus próprios meios </text:span><text:span text:style-name="T33">de</text:span><text:span text:style-name="T31"> </text:span><text:span text:style-name="T32">deslocamento</text:span><text:span text:style-name="T31">. Ao reduzir a quantidade de veículos circulando nas ruas, </text:span><text:span text:style-name="T32">tem-se a diminuição de congestionamentos. Porém, caso </text:span><text:span text:style-name="T33">seja mal otimizado </text:span><text:span text:style-name="T34">e a cidade mal planejada</text:span><text:span text:style-name="T33">, o transporte público seria o causador de problemas, gerando poluição atmosférica e sonora além de danos econômicos devido ao gasto adicional de combustível e perda de tempo no trânsito.</text:span></text:p>
      <text:p text:style-name="P6"><text:tab/><text:span text:style-name="T35">Em Mossoró, </text:span><text:span text:style-name="T36">a frequência de ônibus é irregular em alguns lugares, abrindo espaço para que meios alternativos como, transportes por fretamentos, táxis clandestinos e motoristas de aplicativos, conquistem os clientes, fazendo a empresa de transporte público ter mais complicações com baixa receita, forçando-os a reduzir ainda mais os horários e cortar linhas. Atualmente Mossoró conta com apenas 3 linhas, onde a população é maior e com horários concentrados nos picos de retorno e ida ao trabalho, comércio e escolas.</text:span></text:p>
      <text:p text:style-name="P2"/>
      <text:p text:style-name="P2"/>
      <text:p text:style-name="P2"/>
      <text:p text:style-name="P2"><text:span text:style-name="T1"><text:tab/></text:span><text:span text:style-name="T2">Acessibilidade é muito importante para </text:span><text:span text:style-name="T26">as pessoas</text:span><text:span text:style-name="T2">. </text:span><text:span text:style-name="T3">Ela traz melhoria de vida para a população que precisa chegar ao destino o mais rápido possível para aproveitar melhor o tempo para outras atividades cotidianas </text:span><text:span text:style-name="T9">gastando o mínimo de dinheiro, possível.</text:span></text:p>
      <text:p text:style-name="P2"><text:soft-page-break/><text:span text:style-name="T1"><text:tab/></text:span><text:span text:style-name="T6">Usar</text:span><text:span text:style-name="T4"> softwares de simulação, facilita e acelera o processo de identificação de regiões muito e pouco acessíveis. </text:span><text:span text:style-name="T10">Desta forma,</text:span><text:span text:style-name="T4"> é possível </text:span><text:span text:style-name="T5">montar cenários no simulador e realizar as mudanças no mundo real.</text:span></text:p>
      <text:p text:style-name="P3"><text:span text:style-name="T1"><text:tab/></text:span><text:span text:style-name="T5">Para </text:span><text:span text:style-name="T7">esse</text:span><text:span text:style-name="T5"> estudo, foi utilizado o modelo de transporte coletivo de Mossoró – RN, antes da pandemia. </text:span><text:span text:style-name="T8">O software usado na simulação do cenário é o MATSim e para visualizar o movimento dos ônibus e das pessoas bem como as paradas de ônibus é usado o Simunto Via. </text:span><text:span text:style-name="T11">O mapa da cidade foi extraído do OpenStreetMap. </text:span><text:span text:style-name="T13">A</text:span><text:span text:style-name="T12">s paradas foram obtidas através </text:span><text:span text:style-name="T13">do </text:span><text:span text:style-name="T12">Google Maps </text:span><text:span text:style-name="T13">e</text:span><text:span text:style-name="T12"> dos aplicativos Cittamobi </text:span><text:span text:style-name="T14">e</text:span><text:span text:style-name="T12"> Moovit. </text:span><text:span text:style-name="T13">A</text:span><text:span text:style-name="T12">s rotas dos ônibus vieram de informações que a empresa de transporte coletivo (Cidade do Sol) disponibiliza nas redes sociais e também em alguns dos aplicativos falados acima.</text:span></text:p>
      <text:p text:style-name="P3"><text:tab/><text:span text:style-name="T15">Em algumas simulações foi usado uma estratégia para deslocar pessoas em pontos extremos da cidade em diferentes horários. Assim, foi possível observar os melhores e piores horários </text:span><text:span text:style-name="T16">e também a prioridade do modo de deslocamento, ou seja, se foi melhor o pedestre ir a pé ou de ônibus.</text:span></text:p>
      <text:p text:style-name="P3"><text:tab/><text:span text:style-name="T17">Também foi usado algumas fórmulas para identificar os indicadores de separação espacial, quantidade de viagens e oferta do sistema de transportes. </text:span><text:span text:style-name="T18">Foram várias fórmulas que usa acessibilidade relativa ou integral, número de pontos na rede, custo, et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6:20:56.620968907</meta:creation-date>
    <dc:date>2022-06-29T21:32:17.131212063</dc:date>
    <meta:editing-duration>PT10H10M48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700" meta:character-count="4491" meta:non-whitespace-character-count="3794"/>
  </office:meta>
</office:document-meta>
</file>